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6" table:number-columns-repeated="4" table:default-cell-style-name="Default"/>
        <table:table-column table:style-name="co14" table:number-columns-repeated="9" table:default-cell-style-name="Default"/>
        <table:table-column table:style-name="co18" table:default-cell-style-name="Default"/>
        <table:table-column table:style-name="co14" table:default-cell-style-name="Default"/>
        <table:table-row table:style-name="ro2">
          <table:table-cell table:number-columns-repeated="2"/>
          <table:table-cell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2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2">
          <table:table-cell office:value-type="string">
            <text:p>Autocannon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6"/>
          <table:table-cell table:formula="oooc:=[.G3]*[.H3]" office:value-type="float" office:value="5">
            <text:p>5</text:p>
          </table:table-cell>
          <table:table-cell table:number-columns-repeated="3"/>
          <table:table-cell table:style-name="ce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]-[.Q4]/2);[.Q4])" office:value-type="float" office:value="100">
            <text:p>100</text:p>
          </table:table-cell>
          <table:table-cell table:formula="oooc:=CEILING(([.O4]-[.R4]/2);[.R4])" office:value-type="float" office:value="5">
            <text:p>5</text:p>
          </table:table-cell>
          <table:table-cell/>
          <table:table-cell table:formula="oooc:=[.F3]" office:value-type="float" office:value="1">
            <text:p>1</text:p>
          </table:table-cell>
          <table:table-cell table:formula="oooc:=[.G3]" office:value-type="float" office:value="5">
            <text:p>5</text:p>
          </table:table-cell>
          <table:table-cell table:number-columns-repeated="2"/>
          <table:table-cell table:formula="oooc:=[.U3]/[.F4]/[.T3]*[.N4]" office:value-type="float" office:value="20">
            <text:p>20</text:p>
          </table:table-cell>
          <table:table-cell table:formula="oooc:=[.V3]/[.J4]" office:value-type="float" office:value="40">
            <text:p>40</text:p>
          </table:table-cell>
          <table:table-cell table:formula="oooc:=([.D4]/[.C4])/([.O4]/[.N4])" office:value-type="float" office:value="1">
            <text:p>1</text:p>
          </table:table-cell>
          <table:table-cell/>
          <table:table-cell table:formula="oooc:=[.G4]^[.$Y$5]*[.$Y$7]/[.O4]" office:value-type="float" office:value="100">
            <text:p>100</text:p>
          </table:table-cell>
          <table:table-cell table:formula="oooc:=[.P4]/[.F4]" office:value-type="float" office:value="5">
            <text:p>5</text:p>
          </table:table-cell>
          <table:table-cell table:formula="oooc:=[.P3]" office:value-type="float" office:value="5">
            <text:p>5</text:p>
          </table:table-cell>
          <table:table-cell table:formula="oooc:=MAX(10^(FLOOR(LOG([.N4];10);1)-1);5)" office:value-type="float" office:value="10">
            <text:p>10</text:p>
          </table:table-cell>
          <table:table-cell table:formula="oooc:=10^(FLOOR(LOG([.O4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3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]-[.Q5]/2);[.Q5])" office:value-type="float" office:value="150">
            <text:p>150</text:p>
          </table:table-cell>
          <table:table-cell table:formula="oooc:=CEILING(([.O5]-[.R5]/2);[.R5])" office:value-type="float" office:value="6.3">
            <text:p>6.3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*[.$Y$4]" office:value-type="float" office:value="6.32916877078992">
            <text:p>6.33</text:p>
          </table:table-cell>
          <table:table-cell table:number-columns-repeated="2"/>
          <table:table-cell table:formula="oooc:=[.U3]/[.F5]/[.T3]*[.N5]" office:value-type="float" office:value="30.9333417186297">
            <text:p>30.93</text:p>
          </table:table-cell>
          <table:table-cell table:formula="oooc:=[.V3]/[.J5]" office:value-type="float" office:value="25.8620619549228">
            <text:p>25.86</text:p>
          </table:table-cell>
          <table:table-cell table:formula="oooc:=([.D5]/[.C5])/([.O5]/[.N5])" office:value-type="float" office:value="1.02635938401458">
            <text:p>1.03</text:p>
          </table:table-cell>
          <table:table-cell/>
          <table:table-cell table:formula="oooc:=[.G5]^[.$Y$5]*[.$Y$7]/[.O5]" office:value-type="float" office:value="154.666708593149">
            <text:p>154.67</text:p>
          </table:table-cell>
          <table:table-cell table:formula="oooc:=[.P5]/[.F5]" office:value-type="float" office:value="6.32916877078992">
            <text:p>6.33</text:p>
          </table:table-cell>
          <table:table-cell table:formula="oooc:=[.P4]*[.$Y$4]" office:value-type="float" office:value="6.32916877078992">
            <text:p>6.33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6]-[.Q6]/2);[.Q6])" office:value-type="float" office:value="240">
            <text:p>240</text:p>
          </table:table-cell>
          <table:table-cell table:formula="oooc:=CEILING(([.O6]-[.R6]/2);[.R6])" office:value-type="float" office:value="8">
            <text:p>8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4]" office:value-type="float" office:value="8.01167546582847">
            <text:p>8.01</text:p>
          </table:table-cell>
          <table:table-cell table:number-columns-repeated="2"/>
          <table:table-cell table:formula="oooc:=[.U3]/[.F6]/[.T3]*[.N6]" office:value-type="float" office:value="47.8435814940759">
            <text:p>47.84</text:p>
          </table:table-cell>
          <table:table-cell table:formula="oooc:=[.V3]/[.J6]" office:value-type="float" office:value="16.7211562140066">
            <text:p>16.72</text:p>
          </table:table-cell>
          <table:table-cell table:formula="oooc:=([.D6]/[.C6])/([.O6]/[.N6])" office:value-type="float" office:value="0.995288723691216">
            <text:p>1</text:p>
          </table:table-cell>
          <table:table-cell/>
          <table:table-cell table:formula="oooc:=[.G6]^[.$Y$5]*[.$Y$7]/[.O6]" office:value-type="float" office:value="239.217907470379">
            <text:p>239.22</text:p>
          </table:table-cell>
          <table:table-cell table:formula="oooc:=[.P6]/[.F6]" office:value-type="float" office:value="8.01167546582847">
            <text:p>8.01</text:p>
          </table:table-cell>
          <table:table-cell table:formula="oooc:=[.P5]*[.$Y$4]" office:value-type="float" office:value="8.01167546582847">
            <text:p>8.01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7]-[.Q7]/2);[.Q7])" office:value-type="float" office:value="370">
            <text:p>370</text:p>
          </table:table-cell>
          <table:table-cell table:formula="oooc:=CEILING(([.O7]-[.R7]/2);[.R7])" office:value-type="float" office:value="10">
            <text:p>10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4]" office:value-type="float" office:value="10.1414492320051">
            <text:p>10.14</text:p>
          </table:table-cell>
          <table:table-cell table:number-columns-repeated="2"/>
          <table:table-cell table:formula="oooc:=[.U3]/[.F7]/[.T3]*[.N7]" office:value-type="float" office:value="73.9980927699679">
            <text:p>74</text:p>
          </table:table-cell>
          <table:table-cell table:formula="oooc:=[.V3]/[.J7]" office:value-type="float" office:value="10.8110894491146">
            <text:p>10.81</text:p>
          </table:table-cell>
          <table:table-cell table:formula="oooc:=([.D7]/[.C7])/([.O7]/[.N7])" office:value-type="float" office:value="0.98602695112391">
            <text:p>0.99</text:p>
          </table:table-cell>
          <table:table-cell/>
          <table:table-cell table:formula="oooc:=[.G7]^[.$Y$5]*[.$Y$7]/[.O7]" office:value-type="float" office:value="369.99046384984">
            <text:p>369.99</text:p>
          </table:table-cell>
          <table:table-cell table:formula="oooc:=[.P7]/[.F7]" office:value-type="float" office:value="10.1414492320051">
            <text:p>10.14</text:p>
          </table:table-cell>
          <table:table-cell table:formula="oooc:=[.P6]*[.$Y$4]" office:value-type="float" office:value="10.1414492320051">
            <text:p>10.14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6]/([.$G$4]^[.$Y$5]/[.$O$4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8]-[.Q8]/2);[.Q8])" office:value-type="float" office:value="570">
            <text:p>570</text:p>
          </table:table-cell>
          <table:table-cell table:formula="oooc:=CEILING(([.O8]-[.R8]/2);[.R8])" office:value-type="float" office:value="13">
            <text:p>13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4]" office:value-type="float" office:value="12.8373887539516">
            <text:p>12.84</text:p>
          </table:table-cell>
          <table:table-cell table:number-columns-repeated="2"/>
          <table:table-cell table:formula="oooc:=[.U3]/[.F8]/[.T3]*[.N8]" office:value-type="float" office:value="114.450414509014">
            <text:p>114.45</text:p>
          </table:table-cell>
          <table:table-cell table:formula="oooc:=[.V3]/[.J8]" office:value-type="float" office:value="6.98992662833032">
            <text:p>6.99</text:p>
          </table:table-cell>
          <table:table-cell table:formula="oooc:=([.D8]/[.C8])/([.O8]/[.N8])" office:value-type="float" office:value="1.01666805517812">
            <text:p>1.02</text:p>
          </table:table-cell>
          <table:table-cell/>
          <table:table-cell table:formula="oooc:=[.G8]^[.$Y$5]*[.$Y$7]/[.O8]" office:value-type="float" office:value="572.25207254507">
            <text:p>572.25</text:p>
          </table:table-cell>
          <table:table-cell table:formula="oooc:=[.P8]/[.F8]" office:value-type="float" office:value="12.8373887539516">
            <text:p>12.84</text:p>
          </table:table-cell>
          <table:table-cell table:formula="oooc:=[.P7]*[.$Y$4]" office:value-type="float" office:value="12.8373887539516">
            <text:p>12.8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9]-[.Q9]/2);[.Q9])" office:value-type="float" office:value="890">
            <text:p>890</text:p>
          </table:table-cell>
          <table:table-cell table:formula="oooc:=CEILING(([.O9]-[.R9]/2);[.R9])" office:value-type="float" office:value="16">
            <text:p>16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4]" office:value-type="float" office:value="16.25">
            <text:p>16.25</text:p>
          </table:table-cell>
          <table:table-cell table:number-columns-repeated="2"/>
          <table:table-cell table:formula="oooc:=[.U3]/[.F9]/[.T3]*[.N9]" office:value-type="float" office:value="177.016689092307">
            <text:p>177.02</text:p>
          </table:table-cell>
          <table:table-cell table:formula="oooc:=[.V3]/[.J9]" office:value-type="float" office:value="4.51934788805609">
            <text:p>4.52</text:p>
          </table:table-cell>
          <table:table-cell table:formula="oooc:=([.D9]/[.C9])/([.O9]/[.N9])" office:value-type="float" office:value="0.979176154011034">
            <text:p>0.98</text:p>
          </table:table-cell>
          <table:table-cell/>
          <table:table-cell table:formula="oooc:=[.G9]^[.$Y$5]*[.$Y$7]/[.O9]" office:value-type="float" office:value="885.083445461536">
            <text:p>885.08</text:p>
          </table:table-cell>
          <table:table-cell table:formula="oooc:=[.P9]/[.F9]" office:value-type="float" office:value="16.25">
            <text:p>16.25</text:p>
          </table:table-cell>
          <table:table-cell table:formula="oooc:=[.P8]*[.$Y$4]" office:value-type="float" office:value="16.25">
            <text:p>16.25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AP Autocannon</text:p>
          </table:table-cell>
          <table:table-cell table:number-columns-repeated="4"/>
          <table:table-cell table:style-name="ce1" office:value-type="float" office:value="4.5">
            <text:p>4.5</text:p>
          </table:table-cell>
          <table:table-cell table:formula="oooc:=[.G3]*[.$Y$2]" office:value-type="float" office:value="16.25">
            <text:p>16.25</text:p>
          </table:table-cell>
          <table:table-cell table:style-name="ce1" office:value-type="float" office:value="1.05">
            <text:p>1.05</text:p>
          </table:table-cell>
          <table:table-cell table:style-name="ce1"/>
          <table:table-cell table:number-columns-repeated="6"/>
          <table:table-cell table:formula="oooc:=[.G10]*[.H10]" office:value-type="float" office:value="17.0625">
            <text:p>17.06</text:p>
          </table:table-cell>
          <table:table-cell table:number-columns-repeated="3"/>
          <table:table-cell table:style-name="ce1" table:formula="oooc:=[.T3]" office:value-type="float" office:value="100">
            <text:p>100</text:p>
          </table:table-cell>
          <table:table-cell table:formula="oooc:=[.U3]*[Tanks.$Y$3]" office:value-type="float" office:value="70">
            <text:p>70</text:p>
          </table:table-cell>
          <table:table-cell table:formula="oooc:=[.V3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1]-[.Q11]/2);[.Q11])" office:value-type="float" office:value="3800">
            <text:p>3800</text:p>
          </table:table-cell>
          <table:table-cell table:formula="oooc:=CEILING(([.O11]-[.R11]/2);[.R11])" office:value-type="float" office:value="3.8">
            <text:p>3.8</text:p>
          </table:table-cell>
          <table:table-cell/>
          <table:table-cell table:formula="oooc:=[.F10]" office:value-type="float" office:value="4.5">
            <text:p>4.5</text:p>
          </table:table-cell>
          <table:table-cell table:formula="oooc:=[.G10]" office:value-type="float" office:value="16.25">
            <text:p>16.25</text:p>
          </table:table-cell>
          <table:table-cell table:number-columns-repeated="2"/>
          <table:table-cell table:formula="oooc:=[.U10]/[.F11]/[.T10]*[.N11]" office:value-type="float" office:value="590.055630307691">
            <text:p>590.06</text:p>
          </table:table-cell>
          <table:table-cell table:formula="oooc:=[.V10]/[.J11]" office:value-type="float" office:value="40.6741309925048">
            <text:p>40.67</text:p>
          </table:table-cell>
          <table:table-cell table:formula="oooc:=([.D11]/[.C11])/([.O11]/[.N11])" office:value-type="float" office:value="1.00040829000362">
            <text:p>1</text:p>
          </table:table-cell>
          <table:table-cell/>
          <table:table-cell table:formula="oooc:=[.G11]^[.$Y$5]*[.$Y$7]/[.O11]" office:value-type="float" office:value="3793.21476626373">
            <text:p>3793.21</text:p>
          </table:table-cell>
          <table:table-cell table:formula="oooc:=[.P11]/[.F11]" office:value-type="float" office:value="3.79166666666667">
            <text:p>3.79</text:p>
          </table:table-cell>
          <table:table-cell table:formula="oooc:=[.P10]" office:value-type="float" office:value="17.0625">
            <text:p>17.06</text:p>
          </table:table-cell>
          <table:table-cell table:formula="oooc:=MAX(10^(FLOOR(LOG([.N11];10);1)-1);5)" office:value-type="float" office:value="100">
            <text:p>100</text:p>
          </table:table-cell>
          <table:table-cell table:formula="oooc:=10^(FLOOR(LOG([.O1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2]-[.Q12]/2);[.Q12])" office:value-type="float" office:value="5900">
            <text:p>5900</text:p>
          </table:table-cell>
          <table:table-cell table:formula="oooc:=CEILING(([.O12]-[.R12]/2);[.R12])" office:value-type="float" office:value="4.8">
            <text:p>4.8</text:p>
          </table:table-cell>
          <table:table-cell/>
          <table:table-cell table:formula="oooc:=[.F11]" office:value-type="float" office:value="4.5">
            <text:p>4.5</text:p>
          </table:table-cell>
          <table:table-cell table:formula="oooc:=[.G11]*[.$Y$4]" office:value-type="float" office:value="20.5697985050672">
            <text:p>20.57</text:p>
          </table:table-cell>
          <table:table-cell table:number-columns-repeated="2"/>
          <table:table-cell table:formula="oooc:=[.U10]/[.F12]/[.T10]*[.N12]" office:value-type="float" office:value="912.619622265463">
            <text:p>912.62</text:p>
          </table:table-cell>
          <table:table-cell table:formula="oooc:=[.V10]/[.J12]" office:value-type="float" office:value="26.2979223922701">
            <text:p>26.3</text:p>
          </table:table-cell>
          <table:table-cell table:formula="oooc:=([.D12]/[.C12])/([.O12]/[.N12])" office:value-type="float" office:value="0.994458533938201">
            <text:p>0.99</text:p>
          </table:table-cell>
          <table:table-cell/>
          <table:table-cell table:formula="oooc:=[.G12]^[.$Y$5]*[.$Y$7]/[.O12]" office:value-type="float" office:value="5866.8404288494">
            <text:p>5866.84</text:p>
          </table:table-cell>
          <table:table-cell table:formula="oooc:=[.P12]/[.F12]" office:value-type="float" office:value="4.79961965118235">
            <text:p>4.8</text:p>
          </table:table-cell>
          <table:table-cell table:formula="oooc:=[.P11]*[.$Y$4]" office:value-type="float" office:value="21.5982884303206">
            <text:p>21.6</text:p>
          </table:table-cell>
          <table:table-cell table:formula="oooc:=MAX(10^(FLOOR(LOG([.N12];10);1)-1);5)" office:value-type="float" office:value="100">
            <text:p>100</text:p>
          </table:table-cell>
          <table:table-cell table:formula="oooc:=10^(FLOOR(LOG([.O1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3]-[.Q13]/2);[.Q13])" office:value-type="float" office:value="9100">
            <text:p>9100</text:p>
          </table:table-cell>
          <table:table-cell table:formula="oooc:=CEILING(([.O13]-[.R13]/2);[.R13])" office:value-type="float" office:value="6.1">
            <text:p>6.1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*[.$Y$4]" office:value-type="float" office:value="26.0379452639425">
            <text:p>26.04</text:p>
          </table:table-cell>
          <table:table-cell table:number-columns-repeated="2"/>
          <table:table-cell table:formula="oooc:=[.U10]/[.F13]/[.T10]*[.N13]" office:value-type="float" office:value="1411.51873173322">
            <text:p>1411.52</text:p>
          </table:table-cell>
          <table:table-cell table:formula="oooc:=[.V10]/[.J13]" office:value-type="float" office:value="17.002962454866">
            <text:p>17</text:p>
          </table:table-cell>
          <table:table-cell table:formula="oooc:=([.D13]/[.C13])/([.O13]/[.N13])" office:value-type="float" office:value="1.00116594227138">
            <text:p>1</text:p>
          </table:table-cell>
          <table:table-cell/>
          <table:table-cell table:formula="oooc:=[.G13]^[.$Y$5]*[.$Y$7]/[.O13]" office:value-type="float" office:value="9074.04898971354">
            <text:p>9074.05</text:p>
          </table:table-cell>
          <table:table-cell table:formula="oooc:=[.P13]/[.F13]" office:value-type="float" office:value="6.07552056158659">
            <text:p>6.08</text:p>
          </table:table-cell>
          <table:table-cell table:formula="oooc:=[.P12]*[.$Y$4]" office:value-type="float" office:value="27.3398425271397">
            <text:p>27.34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4]-[.Q14]/2);[.Q14])" office:value-type="float" office:value="14000">
            <text:p>14000</text:p>
          </table:table-cell>
          <table:table-cell table:formula="oooc:=CEILING(([.O14]-[.R14]/2);[.R14])" office:value-type="float" office:value="7.7">
            <text:p>7.7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4]" office:value-type="float" office:value="32.9597100040165">
            <text:p>32.96</text:p>
          </table:table-cell>
          <table:table-cell table:number-columns-repeated="2"/>
          <table:table-cell table:formula="oooc:=[.U10]/[.F14]/[.T10]*[.N14]" office:value-type="float" office:value="2183.14956354752">
            <text:p>2183.15</text:p>
          </table:table-cell>
          <table:table-cell table:formula="oooc:=[.V10]/[.J14]" office:value-type="float" office:value="10.9932917106243">
            <text:p>10.99</text:p>
          </table:table-cell>
          <table:table-cell table:formula="oooc:=([.D14]/[.C14])/([.O14]/[.N14])" office:value-type="float" office:value="1.0036920529526">
            <text:p>1</text:p>
          </table:table-cell>
          <table:table-cell/>
          <table:table-cell table:formula="oooc:=[.G14]^[.$Y$5]*[.$Y$7]/[.O14]" office:value-type="float" office:value="14034.5329085198">
            <text:p>14034.53</text:p>
          </table:table-cell>
          <table:table-cell table:formula="oooc:=[.P14]/[.F14]" office:value-type="float" office:value="7.69059900093718">
            <text:p>7.69</text:p>
          </table:table-cell>
          <table:table-cell table:formula="oooc:=[.P13]*[.$Y$4]" office:value-type="float" office:value="34.6076955042173">
            <text:p>34.61</text:p>
          </table:table-cell>
          <table:table-cell table:formula="oooc:=MAX(10^(FLOOR(LOG([.N14];10);1)-1);5)" office:value-type="float" office:value="1000">
            <text:p>10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5]-[.Q15]/2);[.Q15])" office:value-type="float" office:value="22000">
            <text:p>22000</text:p>
          </table:table-cell>
          <table:table-cell table:formula="oooc:=CEILING(([.O15]-[.R15]/2);[.R15])" office:value-type="float" office:value="9.7">
            <text:p>9.7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4]" office:value-type="float" office:value="41.7215134503426">
            <text:p>41.72</text:p>
          </table:table-cell>
          <table:table-cell table:number-columns-repeated="2"/>
          <table:table-cell table:formula="oooc:=[.U10]/[.F15]/[.T10]*[.N15]" office:value-type="float" office:value="3376.60557360464">
            <text:p>3376.61</text:p>
          </table:table-cell>
          <table:table-cell table:formula="oooc:=[.V10]/[.J15]" office:value-type="float" office:value="7.10772978271762">
            <text:p>7.11</text:p>
          </table:table-cell>
          <table:table-cell table:formula="oooc:=([.D15]/[.C15])/([.O15]/[.N15])" office:value-type="float" office:value="0.983121108316114">
            <text:p>0.98</text:p>
          </table:table-cell>
          <table:table-cell/>
          <table:table-cell table:formula="oooc:=[.G15]^[.$Y$5]*[.$Y$7]/[.O15]" office:value-type="float" office:value="21706.7501160298">
            <text:p>21706.75</text:p>
          </table:table-cell>
          <table:table-cell table:formula="oooc:=[.P15]/[.F15]" office:value-type="float" office:value="9.73501980507994">
            <text:p>9.74</text:p>
          </table:table-cell>
          <table:table-cell table:formula="oooc:=[.P14]*[.$Y$4]" office:value-type="float" office:value="43.8075891228598">
            <text:p>43.81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6]-[.Q16]/2);[.Q16])" office:value-type="float" office:value="34000">
            <text:p>34000</text:p>
          </table:table-cell>
          <table:table-cell table:formula="oooc:=CEILING(([.O16]-[.R16]/2);[.R16])" office:value-type="float" office:value="12">
            <text:p>12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4]" office:value-type="float" office:value="52.8125">
            <text:p>52.81</text:p>
          </table:table-cell>
          <table:table-cell table:number-columns-repeated="2"/>
          <table:table-cell table:formula="oooc:=[.U10]/[.F16]/[.T10]*[.N16]" office:value-type="float" office:value="5222.4847028671">
            <text:p>5222.48</text:p>
          </table:table-cell>
          <table:table-cell table:formula="oooc:=[.V10]/[.J16]" office:value-type="float" office:value="4.59551369998733">
            <text:p>4.6</text:p>
          </table:table-cell>
          <table:table-cell table:formula="oooc:=([.D16]/[.C16])/([.O16]/[.N16])" office:value-type="float" office:value="0.961569031150793">
            <text:p>0.96</text:p>
          </table:table-cell>
          <table:table-cell/>
          <table:table-cell table:formula="oooc:=[.G16]^[.$Y$5]*[.$Y$7]/[.O16]" office:value-type="float" office:value="33573.1159470028">
            <text:p>33573.12</text:p>
          </table:table-cell>
          <table:table-cell table:formula="oooc:=[.P16]/[.F16]" office:value-type="float" office:value="12.3229166666667">
            <text:p>12.32</text:p>
          </table:table-cell>
          <table:table-cell table:formula="oooc:=[.P15]*[.$Y$4]" office:value-type="float" office:value="55.453125">
            <text:p>55.45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Heavy Autocannon</text:p>
          </table:table-cell>
          <table:table-cell table:number-columns-repeated="4"/>
          <table:table-cell table:style-name="ce1" office:value-type="float" office:value="20">
            <text:p>20</text:p>
          </table:table-cell>
          <table:table-cell table:formula="oooc:=[.G10]*[.$Y$2]" office:value-type="float" office:value="52.8125">
            <text:p>52.81</text:p>
          </table:table-cell>
          <table:table-cell table:style-name="ce1" office:value-type="float" office:value="1.1">
            <text:p>1.1</text:p>
          </table:table-cell>
          <table:table-cell table:style-name="ce1"/>
          <table:table-cell table:number-columns-repeated="6"/>
          <table:table-cell table:formula="oooc:=[.G17]*[.H17]" office:value-type="float" office:value="58.09375">
            <text:p>58.09</text:p>
          </table:table-cell>
          <table:table-cell table:number-columns-repeated="3"/>
          <table:table-cell table:style-name="ce1" table:formula="oooc:=[.T10]" office:value-type="float" office:value="100">
            <text:p>100</text:p>
          </table:table-cell>
          <table:table-cell table:formula="oooc:=[.U10]*[Tanks.$Y$3]" office:value-type="float" office:value="245">
            <text:p>245</text:p>
          </table:table-cell>
          <table:table-cell table:formula="oooc:=[.V10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8]-[.Q18]/2);[.Q18])" office:value-type="float" office:value="140000">
            <text:p>140000</text:p>
          </table:table-cell>
          <table:table-cell table:formula="oooc:=CEILING(([.O18]-[.R18]/2);[.R18])" office:value-type="float" office:value="2.9">
            <text:p>2.9</text:p>
          </table:table-cell>
          <table:table-cell/>
          <table:table-cell table:formula="oooc:=[.F17]" office:value-type="float" office:value="20">
            <text:p>20</text:p>
          </table:table-cell>
          <table:table-cell table:formula="oooc:=[.G17]" office:value-type="float" office:value="52.8125">
            <text:p>52.81</text:p>
          </table:table-cell>
          <table:table-cell table:number-columns-repeated="2"/>
          <table:table-cell table:formula="oooc:=[.U17]/[.F18]/[.T17]*[.N18]" office:value-type="float" office:value="17447.8466209423">
            <text:p>17447.85</text:p>
          </table:table-cell>
          <table:table-cell table:formula="oooc:=[.V17]/[.J18]" office:value-type="float" office:value="41.2658373060087">
            <text:p>41.27</text:p>
          </table:table-cell>
          <table:table-cell table:formula="oooc:=([.D18]/[.C18])/([.O18]/[.N18])" office:value-type="float" office:value="1.01572535246446">
            <text:p>1.02</text:p>
          </table:table-cell>
          <table:table-cell/>
          <table:table-cell table:formula="oooc:=[.G18]^[.$Y$5]*[.$Y$7]/[.O18]" office:value-type="float" office:value="142431.400987284">
            <text:p>142431.4</text:p>
          </table:table-cell>
          <table:table-cell table:formula="oooc:=[.P18]/[.F18]" office:value-type="float" office:value="2.9046875">
            <text:p>2.9</text:p>
          </table:table-cell>
          <table:table-cell table:formula="oooc:=[.P17]" office:value-type="float" office:value="58.09375">
            <text:p>58.09</text:p>
          </table:table-cell>
          <table:table-cell table:formula="oooc:=MAX(10^(FLOOR(LOG([.N18];10);1)-1);5)" office:value-type="float" office:value="10000">
            <text:p>10000</text:p>
          </table:table-cell>
          <table:table-cell table:formula="oooc:=10^(FLOOR(LOG([.O1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9]-[.Q19]/2);[.Q19])" office:value-type="float" office:value="220000">
            <text:p>220000</text:p>
          </table:table-cell>
          <table:table-cell table:formula="oooc:=CEILING(([.O19]-[.R19]/2);[.R19])" office:value-type="float" office:value="3.7">
            <text:p>3.7</text:p>
          </table:table-cell>
          <table:table-cell/>
          <table:table-cell table:formula="oooc:=[.F18]" office:value-type="float" office:value="20">
            <text:p>20</text:p>
          </table:table-cell>
          <table:table-cell table:formula="oooc:=[.G18]*[.$Y$4]" office:value-type="float" office:value="66.8518451414685">
            <text:p>66.85</text:p>
          </table:table-cell>
          <table:table-cell table:number-columns-repeated="2"/>
          <table:table-cell table:formula="oooc:=[.U17]/[.F19]/[.T17]*[.N19]" office:value-type="float" office:value="26986.0100889924">
            <text:p>26986.01</text:p>
          </table:table-cell>
          <table:table-cell table:formula="oooc:=[.V17]/[.J19]" office:value-type="float" office:value="26.680491025744">
            <text:p>26.68</text:p>
          </table:table-cell>
          <table:table-cell table:formula="oooc:=([.D19]/[.C19])/([.O19]/[.N19])" office:value-type="float" office:value="1.00764033809003">
            <text:p>1.01</text:p>
          </table:table-cell>
          <table:table-cell/>
          <table:table-cell table:formula="oooc:=[.G19]^[.$Y$5]*[.$Y$7]/[.O19]" office:value-type="float" office:value="220293.959910142">
            <text:p>220293.96</text:p>
          </table:table-cell>
          <table:table-cell table:formula="oooc:=[.P19]/[.F19]" office:value-type="float" office:value="3.67685148278077">
            <text:p>3.68</text:p>
          </table:table-cell>
          <table:table-cell table:formula="oooc:=[.P18]*[.$Y$4]" office:value-type="float" office:value="73.5370296556154">
            <text:p>73.54</text:p>
          </table:table-cell>
          <table:table-cell table:formula="oooc:=MAX(10^(FLOOR(LOG([.N19];10);1)-1);5)" office:value-type="float" office:value="10000">
            <text:p>10000</text:p>
          </table:table-cell>
          <table:table-cell table:formula="oooc:=10^(FLOOR(LOG([.O1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0]-[.Q20]/2);[.Q20])" office:value-type="float" office:value="340000">
            <text:p>340000</text:p>
          </table:table-cell>
          <table:table-cell table:formula="oooc:=CEILING(([.O20]-[.R20]/2);[.R20])" office:value-type="float" office:value="4.7">
            <text:p>4.7</text:p>
          </table:table-cell>
          <table:table-cell/>
          <table:table-cell table:formula="oooc:=[.F19]" office:value-type="float" office:value="20">
            <text:p>20</text:p>
          </table:table-cell>
          <table:table-cell table:formula="oooc:=[.G19]*[.$Y$4]" office:value-type="float" office:value="84.6233221078133">
            <text:p>84.62</text:p>
          </table:table-cell>
          <table:table-cell table:number-columns-repeated="2"/>
          <table:table-cell table:formula="oooc:=[.U17]/[.F20]/[.T17]*[.N20]" office:value-type="float" office:value="41738.3735852596">
            <text:p>41738.37</text:p>
          </table:table-cell>
          <table:table-cell table:formula="oooc:=[.V17]/[.J20]" office:value-type="float" office:value="17.2503127973888">
            <text:p>17.25</text:p>
          </table:table-cell>
          <table:table-cell table:formula="oooc:=([.D20]/[.C20])/([.O20]/[.N20])" office:value-type="float" office:value="1.01196528378234">
            <text:p>1.01</text:p>
          </table:table-cell>
          <table:table-cell/>
          <table:table-cell table:formula="oooc:=[.G20]^[.$Y$5]*[.$Y$7]/[.O20]" office:value-type="float" office:value="340721.417022527">
            <text:p>340721.42</text:p>
          </table:table-cell>
          <table:table-cell table:formula="oooc:=[.P20]/[.F20]" office:value-type="float" office:value="4.65428271592973">
            <text:p>4.65</text:p>
          </table:table-cell>
          <table:table-cell table:formula="oooc:=[.P19]*[.$Y$4]" office:value-type="float" office:value="93.0856543185946">
            <text:p>93.09</text:p>
          </table:table-cell>
          <table:table-cell table:formula="oooc:=MAX(10^(FLOOR(LOG([.N20];10);1)-1);5)" office:value-type="float" office:value="10000">
            <text:p>10000</text:p>
          </table:table-cell>
          <table:table-cell table:formula="oooc:=10^(FLOOR(LOG([.O2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1]-[.Q21]/2);[.Q21])" office:value-type="float" office:value="530000">
            <text:p>530000</text:p>
          </table:table-cell>
          <table:table-cell table:formula="oooc:=CEILING(([.O21]-[.R21]/2);[.R21])" office:value-type="float" office:value="5.9">
            <text:p>5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*[.$Y$4]" office:value-type="float" office:value="107.119057513054">
            <text:p>107.12</text:p>
          </table:table-cell>
          <table:table-cell table:number-columns-repeated="2"/>
          <table:table-cell table:formula="oooc:=[.U17]/[.F21]/[.T17]*[.N21]" office:value-type="float" office:value="64555.3686446331">
            <text:p>64555.37</text:p>
          </table:table-cell>
          <table:table-cell table:formula="oooc:=[.V17]/[.J21]" office:value-type="float" office:value="11.1532164576967">
            <text:p>11.15</text:p>
          </table:table-cell>
          <table:table-cell table:formula="oooc:=([.D21]/[.C21])/([.O21]/[.N21])" office:value-type="float" office:value="0.99573319713148">
            <text:p>1</text:p>
          </table:table-cell>
          <table:table-cell/>
          <table:table-cell table:formula="oooc:=[.G21]^[.$Y$5]*[.$Y$7]/[.O21]" office:value-type="float" office:value="526982.601180679">
            <text:p>526982.6</text:p>
          </table:table-cell>
          <table:table-cell table:formula="oooc:=[.P21]/[.F21]" office:value-type="float" office:value="5.89154816321795">
            <text:p>5.89</text:p>
          </table:table-cell>
          <table:table-cell table:formula="oooc:=[.P20]*[.$Y$4]" office:value-type="float" office:value="117.830963264359">
            <text:p>117.83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2]-[.Q22]/2);[.Q22])" office:value-type="float" office:value="820000">
            <text:p>820000</text:p>
          </table:table-cell>
          <table:table-cell table:formula="oooc:=CEILING(([.O22]-[.R22]/2);[.R22])" office:value-type="float" office:value="7.5">
            <text:p>7.5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4]" office:value-type="float" office:value="135.594918713614">
            <text:p>135.59</text:p>
          </table:table-cell>
          <table:table-cell table:number-columns-repeated="2"/>
          <table:table-cell table:formula="oooc:=[.U17]/[.F22]/[.T17]*[.N22]" office:value-type="float" office:value="99845.6639028275">
            <text:p>99845.66</text:p>
          </table:table-cell>
          <table:table-cell table:formula="oooc:=[.V17]/[.J22]" office:value-type="float" office:value="7.21112937564042">
            <text:p>7.21</text:p>
          </table:table-cell>
          <table:table-cell table:formula="oooc:=([.D22]/[.C22])/([.O22]/[.N22])" office:value-type="float" office:value="0.999618826313426">
            <text:p>1</text:p>
          </table:table-cell>
          <table:table-cell/>
          <table:table-cell table:formula="oooc:=[.G22]^[.$Y$5]*[.$Y$7]/[.O22]" office:value-type="float" office:value="815066.644104715">
            <text:p>815066.64</text:p>
          </table:table-cell>
          <table:table-cell table:formula="oooc:=[.P22]/[.F22]" office:value-type="float" office:value="7.45772052924874">
            <text:p>7.46</text:p>
          </table:table-cell>
          <table:table-cell table:formula="oooc:=[.P21]*[.$Y$4]" office:value-type="float" office:value="149.154410584975">
            <text:p>149.15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3]-[.Q23]/2);[.Q23])" office:value-type="float" office:value="1300000">
            <text:p>1300000</text:p>
          </table:table-cell>
          <table:table-cell table:formula="oooc:=CEILING(([.O23]-[.R23]/2);[.R23])" office:value-type="float" office:value="9.4">
            <text:p>9.4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4]" office:value-type="float" office:value="171.640625">
            <text:p>171.64</text:p>
          </table:table-cell>
          <table:table-cell table:number-columns-repeated="2"/>
          <table:table-cell table:formula="oooc:=[.U17]/[.F23]/[.T17]*[.N23]" office:value-type="float" office:value="154428.002031481">
            <text:p>154428</text:p>
          </table:table-cell>
          <table:table-cell table:formula="oooc:=[.V17]/[.J23]" office:value-type="float" office:value="4.66236686694441">
            <text:p>4.66</text:p>
          </table:table-cell>
          <table:table-cell table:formula="oooc:=([.D23]/[.C23])/([.O23]/[.N23])" office:value-type="float" office:value="0.965587618931703">
            <text:p>0.97</text:p>
          </table:table-cell>
          <table:table-cell/>
          <table:table-cell table:formula="oooc:=[.G23]^[.$Y$5]*[.$Y$7]/[.O23]" office:value-type="float" office:value="1260636.75127739">
            <text:p>1260636.75</text:p>
          </table:table-cell>
          <table:table-cell table:formula="oooc:=[.P23]/[.F23]" office:value-type="float" office:value="9.440234375">
            <text:p>9.44</text:p>
          </table:table-cell>
          <table:table-cell table:formula="oooc:=[.P22]*[.$Y$4]" office:value-type="float" office:value="188.8046875">
            <text:p>188.8</text:p>
          </table:table-cell>
          <table:table-cell table:formula="oooc:=MAX(10^(FLOOR(LOG([.N23];10);1)-1);5)" office:value-type="float" office:value="100000">
            <text:p>10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 table:number-columns-repeated="2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office:value-type="string">
            <text:p>Blade Launcher</text:p>
          </table:table-cell>
          <table:table-cell table:number-columns-repeated="24"/>
        </table:table-row>
        <table:table-row table:style-name="ro1">
          <table:table-cell office:value-type="string">
            <text:p>C Cannon</text:p>
          </table:table-cell>
          <table:table-cell table:number-columns-repeated="24"/>
        </table:table-row>
        <table:table-row table:style-name="ro1">
          <table:table-cell office:value-type="string">
            <text:p>Conversion Cannon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Laser</text:p>
          </table:table-cell>
          <table:table-cell table:number-columns-repeated="24"/>
        </table:table-row>
        <table:table-row table:style-name="ro1">
          <table:table-cell office:value-type="string">
            <text:p>Megawatt Laser</text:p>
          </table:table-cell>
          <table:table-cell table:number-columns-repeated="24"/>
        </table:table-row>
        <table:table-row table:style-name="ro1">
          <table:table-cell office:value-type="string">
            <text:p>Gigawatt Laser</text:p>
          </table:table-cell>
          <table:table-cell table:number-columns-repeated="24"/>
        </table:table-row>
        <table:table-row table:style-name="ro1">
          <table:table-cell office:value-type="string">
            <text:p>Plasma Cannon</text:p>
          </table:table-cell>
          <table:table-cell table:number-columns-repeated="24"/>
        </table:table-row>
        <table:table-row table:style-name="ro1">
          <table:table-cell office:value-type="string">
            <text:p>Gamma Beam</text:p>
          </table:table-cell>
          <table:table-cell table:number-columns-repeated="24"/>
        </table:table-row>
        <table:table-row table:style-name="ro1">
          <table:table-cell office:value-type="string">
            <text:p>Fission Laser</text:p>
          </table:table-cell>
          <table:table-cell table:number-columns-repeated="24"/>
        </table:table-row>
        <table:table-row table:style-name="ro1">
          <table:table-cell office:value-type="string">
            <text:p>Conversion Beam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issile</text:p>
          </table:table-cell>
          <table:table-cell table:number-columns-repeated="24"/>
        </table:table-row>
        <table:table-row table:style-name="ro1">
          <table:table-cell office:value-type="string">
            <text:p>HE Missile</text:p>
          </table:table-cell>
          <table:table-cell table:number-columns-repeated="24"/>
        </table:table-row>
        <table:table-row table:style-name="ro1">
          <table:table-cell office:value-type="string">
            <text:p>Cluster Missile</text:p>
          </table:table-cell>
          <table:table-cell table:number-columns-repeated="24"/>
        </table:table-row>
        <table:table-row table:style-name="ro1">
          <table:table-cell office:value-type="string">
            <text:p>Proximity Rocket</text:p>
          </table:table-cell>
          <table:table-cell table:number-columns-repeated="24"/>
        </table:table-row>
        <table:table-row table:style-name="ro2">
          <table:table-cell office:value-type="string">
            <text:p>Adapative Rocket</text:p>
          </table:table-cell>
          <table:table-cell table:number-columns-repeated="24"/>
        </table:table-row>
        <table:table-row table:style-name="ro1">
          <table:table-cell office:value-type="string">
            <text:p>Mini-Nuke</text:p>
          </table:table-cell>
          <table:table-cell table:number-columns-repeated="24"/>
        </table:table-row>
        <table:table-row table:style-name="ro1">
          <table:table-cell office:value-type="string">
            <text:p>Conversion Nuke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5">04/05/2007</text:date>, <text:time>08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5T08:50:11</dc:date>
    <dc:language>en-US</dc:language>
    <meta:editing-cycles>19</meta:editing-cycles>
    <meta:editing-duration>PT3H46M2S</meta:editing-duration>
    <meta:user-defined meta:name="Info 1"/>
    <meta:user-defined meta:name="Info 2"/>
    <meta:user-defined meta:name="Info 3"/>
    <meta:user-defined meta:name="Info 4"/>
    <meta:document-statistic meta:table-count="2" meta:cell-count="76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